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5db" officeooo:paragraph-rsid="000285db"/>
    </style:style>
    <style:style style:name="P2" style:family="paragraph" style:parent-style-name="Standard">
      <style:text-properties officeooo:rsid="0003acba" officeooo:paragraph-rsid="0003acba"/>
    </style:style>
    <style:style style:name="P3" style:family="paragraph" style:parent-style-name="Standard">
      <style:text-properties officeooo:rsid="0003acba" officeooo:paragraph-rsid="000494e8"/>
    </style:style>
    <style:style style:name="P4" style:family="paragraph" style:parent-style-name="Standard">
      <style:text-properties fo:font-weight="bold" officeooo:rsid="0003acba" officeooo:paragraph-rsid="0003acba" style:font-weight-asian="bold" style:font-weight-complex="bold"/>
    </style:style>
    <style:style style:name="P5" style:family="paragraph" style:parent-style-name="Text_20_body">
      <style:text-properties officeooo:paragraph-rsid="00095d7b"/>
    </style:style>
    <style:style style:name="P6" style:family="paragraph" style:parent-style-name="Standard" style:list-style-name="L1">
      <style:text-properties officeooo:rsid="0003acba" officeooo:paragraph-rsid="0007408a"/>
    </style:style>
    <style:style style:name="P7" style:family="paragraph" style:parent-style-name="Standard" style:list-style-name="L1">
      <style:text-properties officeooo:rsid="000b64c9" officeooo:paragraph-rsid="000b64c9"/>
    </style:style>
    <style:style style:name="P8" style:family="paragraph" style:parent-style-name="Standard">
      <style:text-properties officeooo:rsid="000b64c9" officeooo:paragraph-rsid="000b64c9"/>
    </style:style>
    <style:style style:name="P9" style:family="paragraph" style:parent-style-name="Standard">
      <style:text-properties fo:font-weight="bold" officeooo:rsid="000b64c9" officeooo:paragraph-rsid="000b64c9" style:font-weight-asian="bold" style:font-weight-complex="bold"/>
    </style:style>
    <style:style style:name="P10" style:family="paragraph" style:parent-style-name="Standard">
      <style:text-properties fo:font-weight="bold" officeooo:rsid="0003acba" officeooo:paragraph-rsid="0003acba" style:font-weight-asian="bold" style:font-weight-complex="bold"/>
    </style:style>
    <style:style style:name="P11" style:family="paragraph" style:parent-style-name="Standard" style:list-style-name="L2">
      <style:text-properties officeooo:paragraph-rsid="000e992c"/>
    </style:style>
    <style:style style:name="P12" style:family="paragraph" style:parent-style-name="Standard" style:list-style-name="L2">
      <style:text-properties officeooo:paragraph-rsid="000f8641"/>
    </style:style>
    <style:style style:name="P13" style:family="paragraph" style:parent-style-name="Standard">
      <style:text-properties officeooo:paragraph-rsid="000e992c"/>
    </style:style>
    <style:style style:name="P14" style:family="paragraph" style:parent-style-name="Standard">
      <style:text-properties officeooo:rsid="000e992c" officeooo:paragraph-rsid="000e992c"/>
    </style:style>
    <style:style style:name="P15" style:family="paragraph" style:parent-style-name="Standard">
      <style:text-properties fo:font-weight="normal" officeooo:rsid="0010495a" officeooo:paragraph-rsid="0010495a" style:font-weight-asian="normal" style:font-weight-complex="normal"/>
    </style:style>
    <style:style style:name="P16" style:family="paragraph" style:parent-style-name="Standard" style:list-style-name="L2">
      <style:text-properties officeooo:rsid="0010495a" officeooo:paragraph-rsid="0010495a"/>
    </style:style>
    <style:style style:name="P17" style:family="paragraph" style:parent-style-name="Text_20_body">
      <style:text-properties officeooo:rsid="0003acba" officeooo:paragraph-rsid="0003acba"/>
    </style:style>
    <style:style style:name="T1" style:family="text">
      <style:text-properties fo:font-weight="bold" style:font-weight-asian="bold" style:font-weight-complex="bold"/>
    </style:style>
    <style:style style:name="T2" style:family="text">
      <style:text-properties fo:font-weight="bold" officeooo:rsid="0007408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94e8" style:font-weight-asian="normal" style:font-weight-complex="normal"/>
    </style:style>
    <style:style style:name="T5" style:family="text">
      <style:text-properties fo:font-weight="normal" officeooo:rsid="000655b1" style:font-weight-asian="normal" style:font-weight-complex="normal"/>
    </style:style>
    <style:style style:name="T6" style:family="text">
      <style:text-properties fo:font-weight="normal" officeooo:rsid="0008ef67" style:font-weight-asian="normal" style:font-weight-complex="normal"/>
    </style:style>
    <style:style style:name="T7" style:family="text">
      <style:text-properties fo:font-weight="normal" officeooo:rsid="0007408a" style:font-weight-asian="normal" style:font-weight-complex="normal"/>
    </style:style>
    <style:style style:name="T8" style:family="text">
      <style:text-properties officeooo:rsid="000494e8"/>
    </style:style>
    <style:style style:name="T9" style:family="text">
      <style:text-properties officeooo:rsid="00095d7b"/>
    </style:style>
    <style:style style:name="T10" style:family="text">
      <style:text-properties officeooo:rsid="000d160e"/>
    </style:style>
    <style:style style:name="T11" style:family="text">
      <style:text-properties officeooo:rsid="000e99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L Assignment</text:p>
      <text:p text:style-name="P1"/>
      <text:p text:style-name="P3">Handling Missing Data <text:span text:style-name="T8">and </text:span>Data Preprocessing: </text:p>
      <text:p text:style-name="P2"><text:tab/></text:p>
      <text:p text:style-name="P2"><text:tab/>Following are the attributes present in the dataset with missing/invalid values.</text:p>
      <text:p text:style-name="P2"/>
      <text:list xml:id="list2368307950" text:style-name="L1">
        <text:list-item>
          <text:p text:style-name="P6"><text:span text:style-name="T1">Pregnancies, Glucose,Blood Pressure, BMI: </text:span><text:span text:style-name="T3">Upon </text:span><text:span text:style-name="T5">o</text:span><text:span text:style-name="T3">bserving dataset, we found that data present in th</text:span><text:span text:style-name="T5">ese</text:span><text:span text:style-name="T3"> column</text:span><text:span text:style-name="T5">s</text:span><text:span text:style-name="T3"> have </text:span><text:span text:style-name="T5">zeros, </text:span><text:span text:style-name="T3">negative </text:span><text:span text:style-name="T4">values</text:span><text:span text:style-name="T3"> and NaNs. </text:span><text:span text:style-name="T4">So we have replaced </text:span><text:span text:style-name="T5">them</text:span><text:span text:style-name="T4"> by median. We used median for replacing since the dataset is having a lot of outliers which moves the mean away from the centre.</text:span><text:span text:style-name="T1"> </text:span></text:p>
        </text:list-item>
        <text:list-item>
          <text:p text:style-name="P6"><text:span text:style-name="T1">Skin Thickness, Insulin: </text:span><text:span text:style-name="T6">For these two attributes, negative values and zero values have been first converted into NaN values and then we replaced them with median. <text:s text:c="2"/></text:span></text:p>
        </text:list-item>
        <text:list-item>
          <text:p text:style-name="P7"><text:span text:style-name="T2">Pedigree Function </text:span><text:span text:style-name="T7">do not have any invalid values, so we have assumed them to be ideal for our dataset and so we do not performed any handling on them</text:span><text:span text:style-name="T2"> </text:span></text:p>
        </text:list-item>
        <text:list-item>
          <text:p text:style-name="P7"><text:span text:style-name="T2">A</text:span><text:span text:style-name="T1">ge </text:span><text:span text:style-name="T3">has null values which are replaced by median.</text:span></text:p>
        </text:list-item>
      </text:list>
      <text:p text:style-name="P8"><text:span text:style-name="T3"/></text:p>
      <text:p text:style-name="P14"><text:span text:style-name="T3">We chose to replace values with respective column medians over column means as the dataset has many outliers.This can be seen from the boxplot.</text:span></text:p>
      <text:p text:style-name="P14"><text:span text:style-name="T3"/></text:p>
      <text:p text:style-name="P9">Normalization:</text:p>
      <text:p text:style-name="P9"><text:span text:style-name="T3">All the features have been normalized using MinMax Scaler to bring the values between 0 and 1. The reason for preferring MinMax scaler over Standard Scaler is that Standard scaler gives output values in different ranges depending on the range of values for each feature column.</text:span></text:p>
      <text:p text:style-name="P2"/>
      <text:p text:style-name="P4">Exploratory Data Analysis</text:p>
      <text:p text:style-name="P15">Following are the Observations:</text:p>
      <text:list xml:id="list832640331" text:style-name="L2">
        <text:list-item>
          <text:p text:style-name="P12"><text:span text:style-name="T10">On applying, DataFrame.describe() on raw data, we observed the that the features Pregnancies, Glucose, SkinThickness, BMI and Age have Null values. Also, most other features including these have many values which are zero.This is invalid for real patient data.</text:span></text:p>
        </text:list-item>
        <text:list-item>
          <text:p text:style-name="P11"><text:span text:style-name="T10">The pairplot shows that no pair of features separate out the two classes. Thus, we can’t remove any of the features or conclude anything about their importance from the pairplot.</text:span></text:p>
        </text:list-item>
        <text:list-item>
          <text:p text:style-name="P11"><text:span text:style-name="T11">On plotting the heat map for correlation between the features, we observe that the maximum correlation is between features is 0.49.This shows that no two features are strongly correlated (positively or negatively).</text:span></text:p>
          <text:p text:style-name="P16"/>
        </text:list-item>
      </text:list>
      <text:p text:style-name="P13"/>
      <text:p text:style-name="P14"/>
      <text:p text:style-name="P1"/>
      <text:p text:style-name="P2">Feature Extraction</text:p>
      <text:p text:style-name="P2"/>
      <text:p text:style-name="P2">Model building </text:p>
      <text:p text:style-name="P2"/>
      <text:p text:style-name="P17"><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4:07:18.218556130</meta:creation-date>
    <dc:date>2019-09-13T20:52:32.576658419</dc:date>
    <meta:editing-duration>PT2H32M34S</meta:editing-duration>
    <meta:editing-cycles>3</meta:editing-cycles>
    <meta:generator>LibreOffice/6.0.7.3$Linux_X86_64 LibreOffice_project/00m0$Build-3</meta:generator>
    <meta:document-statistic meta:table-count="0" meta:image-count="0" meta:object-count="0" meta:page-count="1" meta:paragraph-count="19" meta:word-count="324" meta:character-count="1991" meta:non-whitespace-character-count="1683"/>
  </office:meta>
</office:document-meta>
</file>